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07db" officeooo:paragraph-rsid="001507db"/>
    </style:style>
    <style:style style:name="T1" style:family="text">
      <style:text-properties officeooo:rsid="00157107"/>
    </style:style>
    <style:style style:name="T2" style:family="text">
      <style:text-properties officeooo:rsid="001734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“Pikabu” is a blog aimed for sharing interesting <text:span text:style-name="T1">posts</text:span> among the users. There are 3 roles in total: Administrator, Moderator and ordinary User. Administrator have all privileges, whilst moderators can block other users. In Pikabu users can create/update/delete posts, comments, communities. They can also subscribe to another users, tags or communities, and their news feed will display information accordingly. <text:span text:style-name="T2">Users can save and rate others pos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9:28:06.025713637</meta:creation-date>
    <dc:date>2019-12-04T19:33:39.183680126</dc:date>
    <meta:editing-duration>PT5M3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66" meta:character-count="449" meta:non-whitespace-character-count="384"/>
  </office:meta>
</office:document-meta>
</file>